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표1" style:family="table">
      <style:table-properties style:width="18.494cm" fo:margin-left="-0.191cm" table:align="left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5cm" style:use-optimal-row-height="false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1.B1" style:family="table-cell">
      <style:table-cell-properties fo:padding-left="0.191cm" fo:padding-right="0.191cm" fo:padding-top="0cm" fo:padding-bottom="0cm" fo:border="0.018cm solid #00000a" style:writing-mode="lr-tb"/>
    </style:style>
    <style:style style:name="표1.2" style:family="table-row">
      <style:table-row-properties style:min-row-height="7.463cm" style:use-optimal-row-height="false"/>
    </style:style>
    <style:style style:name="표2" style:family="table">
      <style:table-properties style:width="18.494cm" fo:margin-left="-0.191cm" table:align="left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use-optimal-row-height="false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2.B1" style:family="table-cell">
      <style:table-cell-properties fo:padding-left="0.191cm" fo:padding-right="0.191cm" fo:padding-top="0cm" fo:padding-bottom="0cm" fo:border="0.018cm solid #00000a" style:writing-mode="lr-tb"/>
    </style:style>
    <style:style style:name="표2.2" style:family="table-row">
      <style:table-row-properties style:min-row-height="7.463cm" style:use-optimal-row-height="false"/>
    </style:style>
    <style:style style:name="표3" style:family="table">
      <style:table-properties style:width="18.468cm" fo:margin-left="-0.191cm" fo:margin-right="0.183cm" table:align="margins"/>
    </style:style>
    <style:style style:name="표3.A" style:family="table-column">
      <style:table-column-properties style:column-width="1.49cm" style:rel-column-width="5289*"/>
    </style:style>
    <style:style style:name="표3.B" style:family="table-column">
      <style:table-column-properties style:column-width="16.977cm" style:rel-column-width="60246*"/>
    </style:style>
    <style:style style:name="표3.1" style:family="table-row">
      <style:table-row-properties style:min-row-height="15cm" style:use-optimal-row-height="false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3.B1" style:family="table-cell">
      <style:table-cell-properties fo:padding-left="0.191cm" fo:padding-right="0.191cm" fo:padding-top="0cm" fo:padding-bottom="0cm" fo:border="0.018cm solid #00000a" style:writing-mode="lr-tb"/>
    </style:style>
    <style:style style:name="표3.2" style:family="table-row">
      <style:table-row-properties style:min-row-height="7.463cm" style:use-optimal-row-height="fals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style:language-asian="ko" style:country-asian="KR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0" style:family="paragraph" style:parent-style-name="Standard" style:list-style-name="L1">
      <style:paragraph-properties fo:margin-top="0cm" fo:margin-bottom="0cm" fo:line-height="100%">
        <style:tab-stops>
          <style:tab-stop style:position="2.196cm"/>
        </style:tab-stops>
      </style:paragraph-properties>
    </style:style>
    <style:style style:name="P11" style:family="paragraph" style:parent-style-name="Standard" style:list-style-name="L2">
      <style:paragraph-properties fo:margin-top="0cm" fo:margin-bottom="0cm" fo:line-height="100%">
        <style:tab-stops>
          <style:tab-stop style:position="2.196cm"/>
        </style:tab-stops>
      </style:paragraph-properties>
    </style:style>
    <style:style style:name="P12" style:family="paragraph" style:parent-style-name="Standard" style:list-style-name="L3">
      <style:paragraph-properties fo:margin-top="0cm" fo:margin-bottom="0cm" fo:line-height="100%"/>
    </style:style>
    <style:style style:name="P13" style:family="paragraph" style:parent-style-name="Standard" style:list-style-name="L4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4" style:family="paragraph" style:parent-style-name="Standard" style:list-style-name="L5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5" style:family="paragraph" style:parent-style-name="Standard" style:list-style-name="L4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6" style:family="paragraph" style:parent-style-name="Standard" style:list-style-name="L5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7" style:family="paragraph" style:parent-style-name="Standard" style:list-style-name="L7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8" style:family="paragraph" style:parent-style-name="Standard" style:list-style-name="L6">
      <style:paragraph-properties fo:margin-top="0cm" fo:margin-bottom="0cm" fo:line-height="100%"/>
      <style:text-properties style:language-asian="ko" style:country-asian="KR"/>
    </style:style>
    <style:style style:name="P19" style:family="paragraph" style:parent-style-name="Standard" style:list-style-name="L8">
      <style:paragraph-properties fo:margin-top="0cm" fo:margin-bottom="0cm" fo:line-height="100%"/>
      <style:text-properties style:language-asian="ko" style:country-asian="KR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language-asian="ko" style:country-asian="K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19 ~ 2023.04.21</text:span>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1.B1" office:value-type="string">
            <text:p text:style-name="P7">&lt;진행사항&gt;</text:p>
            <text:list xml:id="list1148934541782049049" text:style-name="L1">
              <text:list-item>
                <text:p text:style-name="P10">역할 분담 완료 – 전체 게시판(공지/자유/홍보), 신고, 문의 파트를 담당함</text:p>
              </text:list-item>
              <text:list-item>
                <text:p text:style-name="P10">목업 구성 완료 – kakao oven으로 각 페이지에 필요한 요소를 확인하고 배치</text:p>
              </text:list-item>
              <text:list-item>
                <text:p text:style-name="P10">TABLE 구성 완료</text:p>
              </text:list-item>
            </text:list>
            <text:p text:style-name="P7">* 전체 게시판</text:p>
            <text:p text:style-name="P7">- BOARD_ANNOUNCEMENT</text:p>
            <text:p text:style-name="P7">- REPLY_ANNOUNCEMENT</text:p>
            <text:p text:style-name="P7">- BOARD_FREE</text:p>
            <text:p text:style-name="P7">- REPLY_FREE</text:p>
            <text:p text:style-name="P7">- BOARD_PROMOTION</text:p>
            <text:p text:style-name="P7">- REPLY_PROMOTION</text:p>
            <text:p text:style-name="P7">* 신고</text:p>
            <text:p text:style-name="P7">- REPORT</text:p>
            <text:p text:style-name="P7">* 문의</text:p>
            <text:p text:style-name="P7">- INQUIRE</text:p>
            <text:p text:style-name="P7">- INQUIRE_ANSWER</text:p>
            <text:list xml:id="list37453494" text:continue-numbering="true" text:style-name="L1">
              <text:list-item>
                <text:p text:style-name="P10">우선 어느 기능으로든 연결할 수 있도록 메인페이지에 임시로 네비 바 생성</text:p>
              </text:list-item>
            </text:list>
            <text:p text:style-name="P7">→ 각자 추가, 수정해서 사용</text:p>
            <text:list xml:id="list37443909" text:continue-numbering="true" text:style-name="L1">
              <text:list-item>
                <text:p text:style-name="P10">게시글 작성, 출력, 목록 페이지(jsp) 구성중</text:p>
              </text:list-item>
            </text:list>
            <text:p text:style-name="P7"><text:s/></text:p>
            <text:p text:style-name="P7">&lt;미 진행 &amp; 문제&gt;</text:p>
            <text:list xml:id="list6493463796108813910" text:style-name="L2">
              <text:list-item>
                <text:p text:style-name="P11">Foundation으로 css 구성하려 했으나 예상보다 사용법 익히는 게 어려워 시간문제로 기존에 배웠던 Bootstrap을 사용하기로 변경</text:p>
              </text:list-item>
              <text:list-item>
                <text:p text:style-name="P11"/>
              </text:list-item>
            </text:list>
            <text:p text:style-name="P7"><text:s/></text:p>
            <text:p text:style-name="P7"/>
            <text:p text:style-name="P7"/>
          </table:table-cell>
        </table:table-row>
        <table:table-row table:style-name="표1.2">
          <table:table-cell table:style-name="표1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1.B1" office:value-type="string">
            <text:list xml:id="list6124916961778768153" text:style-name="L3">
              <text:list-item>
                <text:p text:style-name="P12">Bootstrap으로 각각의 페이지(공지사항, 자유게시판, 홍보게시판, 신고, 문의)를 대략적으로 구성하고, 우선 전체 공지 게시판부터 기능(작성, 출력, 수정, 삭제, 검색 등) 완성하기</text:p>
              </text:list-item>
              <text:list-item>
                <text:p text:style-name="P12">기능을 만들면서 DTO는 어떻게 만드는 게 좋을지 결정</text:p>
              </text:list-item>
            </text:list>
            <text:p text:style-name="P5"/>
          </table:table-cell>
        </table:table-row>
      </table:table>
      <text:p text:style-name="P4"/>
      <text:p text:style-name="P1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24 ~ 2023.04.28</text:span>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2.B1" office:value-type="string">
            <text:list xml:id="list5972364937160853572" text:style-name="L4">
              <text:list-item>
                <text:p text:style-name="P13">board_list.jsp, board_view.jsp, board_write.jsp <text:span text:style-name="T4">생성, 전체적인 디자인 틀 잡기</text:span></text:p>
              </text:list-item>
              <text:list-item>
                <text:p text:style-name="P15">게시글 목록 출력하는 기능 추가</text:p>
              </text:list-item>
              <text:list-item>
                <text:p text:style-name="P15">게시글 목록 아래 페이지네이션 추가</text:p>
              </text:list-item>
              <text:list-item>
                <text:p text:style-name="P15">게시글 내용 출력하는 기능 추가</text:p>
                <text:list>
                  <text:list-header>
                    <text:p text:style-name="P15">- headline 테이블에 컬럼 추가됨</text:p>
                  </text:list-header>
                </text:list>
              </text:list-item>
              <text:list-item>
                <text:p text:style-name="P15">댓글 내용 출력하는 기능 추가</text:p>
              </text:list-item>
              <text:list-item>
                <text:p text:style-name="P15">폰트는 네이버 무료 폰트인 '나눔스퀘어 네오'로 결정, 적용함</text:p>
                <text:p text:style-name="P15"/>
              </text:list-item>
            </text:list>
            <text:p text:style-name="P7"/>
            <text:p text:style-name="P7"/>
            <text:p text:style-name="P7">미 진행 &amp; 문제</text:p>
            <text:list xml:id="list6886031458051021161" text:style-name="L5">
              <text:list-item>
                <text:p text:style-name="P14"><text:span text:style-name="T4">네이버의 smart </text:span>editor <text:span text:style-name="T4">사용하려 했으나 오류 때문에 포기, tinyMCE로 바꿨는데 커스텀 방법이 번거로워서 다시 ckEditor로 변경. 했는데 사진 업로드 기능 구현이 안됨 .. 이것 때문에 게시글 insert 기능도 아직 미구현</text:span></text:p>
              </text:list-item>
              <text:list-item>
                <text:p text:style-name="P16">어떤 게시판에서 글쓰기 버튼을 눌렀냐에 따라 게시글, 말머리 select box가 기본으로 선택되어 있어야 하는데 아직 미구현.. 어려움</text:p>
              </text:list-item>
            </text:list>
            <text:p text:style-name="P7"/>
            <text:p text:style-name="P7"/>
          </table:table-cell>
        </table:table-row>
        <table:table-row table:style-name="표2.2">
          <table:table-cell table:style-name="표2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2.B1" office:value-type="string">
            <text:list xml:id="list408396185251334254" text:style-name="L6">
              <text:list-header>
                <text:p text:style-name="P18">* 구현해야 할 기능 목록</text:p>
              </text:list-header>
              <text:list-item>
                <text:p text:style-name="P18">Ck editor image upload </text:p>
              </text:list-item>
              <text:list-item>
                <text:p text:style-name="P18">게시판, 말머리 기본 선택 </text:p>
              </text:list-item>
              <text:list-item>
                <text:p text:style-name="P18">대댓글 달기</text:p>
              </text:list-item>
              <text:list-item>
                <text:p text:style-name="P18">조회수 count </text:p>
              </text:list-item>
              <text:list-item>
                <text:p text:style-name="P18">게시글, 댓글 좋아요/취소 → 테이블을 추가해야 함</text:p>
              </text:list-item>
              <text:list-item>
                <text:p text:style-name="P18">여력이 된다면 .. 신고하기 기능</text:p>
              </text:list-item>
            </text:list>
            <text:p text:style-name="P8"/>
          </table:table-cell>
        </table:table-row>
      </table:table>
      <text:p text:style-name="P3"/>
      <text:p text:style-name="P4"/>
      <text:p text:style-name="P1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5.02 ~ 2023.05.10</text:span>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3.B1" office:value-type="string">
            <text:list xml:id="list3060861074364877324" text:style-name="L7">
              <text:list-item>
                <text:p text:style-name="P17">전체 게시판 – 대략 완성</text:p>
                <text:p text:style-name="P17">- ajax로 댓글 달기, 삭제, 수정 기능 추가</text:p>
                <text:p text:style-name="P17">→ 댓글 입력할 때 ajax로 모든 댓글 데이터를 받아오는데, 그렇게 받아온 데이터를 출력할 때 XSS filter가 적용된 모습 그대로 출력되는 문제가 있었음 → 원인은 밝혀내지 못했으나 데이터를 입력할 때 적용하던 filter를 빼고, 출력할 때 filter를 적용하는 것으로 변경하니 해결됨</text:p>
                <text:p text:style-name="P17">- 조회수 증가 기능 추가</text:p>
                <text:p text:style-name="P17">- 글/댓글 추천 기능 추가 → 본래는 테이블을 따로 만들어서 한 사람당 한 번만 추천을 누를 수 있게 하려고 했으나 시간 상 그렇게 구현하지는 못했음</text:p>
                <text:p text:style-name="P17">- 댓글에 또 답글달기 기능 미구현</text:p>
                <text:p text:style-name="P17">- ckEditor image upload기능 미구현 – simple upload adaptor 사용하려 했으나 적용이 안됨.. 샘플을 보고 사용법을 대략 파악하고 싶은데 버전 업그레이드에 따라 사용법이 계속 달라져서 비슷한 예시가 거의 안나옴 다른editor로 변경하려 했는데 시간문제로 결국 미구현 마무리</text:p>
              </text:list-item>
              <text:list-item>
                <text:p text:style-name="P17">유저 신고하기 기능 추가</text:p>
                <text:p text:style-name="P17">- 입력, 출력까지만 구현. 출력도 list페이지까지만 구현됨. 신고된 내역을 처리하는 건 미구현</text:p>
                <text:p text:style-name="P17">- 신고대상이 속한 게시판별로 출력하는 기능 미구현</text:p>
              </text:list-item>
              <text:list-item>
                <text:p text:style-name="P17">문의하기 기능 추가</text:p>
                <text:p text:style-name="P17">- 입력, 출력까지만 구현. 답변달기와 진행상태(문의 접수, 처리중, 처리완료) 변경 기능은 미구현</text:p>
                <text:p text:style-name="P17">- 문의 카테고리(문의/건의/버그제보)별로 출력하는 기능 미구현</text:p>
              </text:list-item>
            </text:list>
            <text:p text:style-name="P7"/>
            <text:p text:style-name="P7"/>
            <text:p text:style-name="P7"/>
          </table:table-cell>
        </table:table-row>
        <table:table-row table:style-name="표3.2">
          <table:table-cell table:style-name="표3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3.B1" office:value-type="string">
            <text:list xml:id="list5931032465781486264" text:style-name="L8">
              <text:list-item>
                <text:p text:style-name="P19">최종안 발표 예정</text:p>
              </text:list-item>
              <text:list-item>
                <text:p text:style-name="P19">업로드할 파일 준비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ko" style:country-asian="K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justify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기본_20_단락_20_글꼴" style:display-name="기본 단락 글꼴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이 석준</meta:initial-creator>
    <meta:creation-date>2023-04-03T02:48:00Z</meta:creation-date>
    <dc:date>2023-05-10T17:21:02.73</dc:date>
    <meta:editing-cycles>26</meta:editing-cycles>
    <meta:editing-duration>PT1H3M13S</meta:editing-duration>
    <meta:document-statistic meta:table-count="3" meta:image-count="0" meta:object-count="0" meta:page-count="3" meta:paragraph-count="102" meta:word-count="1208" meta:character-count="19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